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ong_20_Dash"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212cm" svg:stroke-color="#000000" draw:marker-start-width="0.517cm" draw:marker-end-width="0.517cm" draw:fill="solid" draw:textarea-vertical-align="middle" fo:padding-top="0.23cm" fo:padding-bottom="0.23cm" fo:padding-left="0.355cm" fo:padding-right="0.355cm"/>
    </style:style>
    <style:style style:name="gr3" style:family="graphic" style:parent-style-name="objectwithoutfill">
      <style:graphic-properties draw:stroke="solid" draw:stroke-dash="Long_20_Dash" svg:stroke-width="0.212cm" svg:stroke-color="#0000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text-position="33% 58%" fo:font-size="36pt" style:font-size-asian="36pt" style:font-size-complex="36pt"/>
    </style:style>
    <style:style style:name="T3" style:family="text">
      <style:text-properties style:text-position="0% 100%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line draw:style-name="gr1" draw:text-style-name="P1" draw:layer="layout" svg:x1="0.2cm" svg:y1="3.2cm" svg:x2="9.2cm" svg:y2="3.2cm">
            <text:p/>
          </draw:line>
          <draw:line draw:style-name="gr1" draw:text-style-name="P1" draw:layer="layout" svg:x1="0.2cm" svg:y1="6.2cm" svg:x2="9.2cm" svg:y2="6.2cm">
            <text:p/>
          </draw:line>
          <draw:line draw:style-name="gr1" draw:text-style-name="P1" draw:layer="layout" svg:x1="3.2cm" svg:y1="0.2cm" svg:x2="3.2cm" svg:y2="9.2cm">
            <text:p/>
          </draw:line>
          <draw:line draw:style-name="gr1" draw:text-style-name="P1" draw:layer="layout" svg:x1="6.201cm" svg:y1="0.201cm" svg:x2="6.201cm" svg:y2="9.201cm">
            <text:p/>
          </draw:line>
          <draw:line draw:style-name="gr2" draw:text-style-name="P1" draw:layer="layout" svg:x1="3.2cm" svg:y1="3.2cm" svg:x2="9.2cm" svg:y2="3.2cm">
            <text:p/>
          </draw:line>
          <draw:line draw:style-name="gr3" draw:text-style-name="P1" draw:layer="layout" svg:x1="0.2cm" svg:y1="0.2cm" svg:x2="9.2cm" svg:y2="0.2cm">
            <text:p/>
          </draw:line>
          <draw:line draw:style-name="gr3" draw:text-style-name="P1" draw:layer="layout" svg:x1="0.2cm" svg:y1="9.2cm" svg:x2="9.2cm" svg:y2="9.2cm">
            <text:p/>
          </draw:line>
          <draw:line draw:style-name="gr3" draw:text-style-name="P1" draw:layer="layout" svg:x1="0.2cm" svg:y1="0.2cm" svg:x2="0.2cm" svg:y2="9.2cm">
            <text:p/>
          </draw:line>
          <draw:line draw:style-name="gr1" draw:text-style-name="P1" draw:layer="layout" svg:x1="9.202cm" svg:y1="0.202cm" svg:x2="9.202cm" svg:y2="9.202cm">
            <text:p/>
          </draw:line>
          <draw:line draw:style-name="gr3" draw:text-style-name="P1" draw:layer="layout" svg:x1="9.2cm" svg:y1="3.1cm" svg:x2="9.203cm" svg:y2="9.203cm">
            <text:p/>
          </draw:line>
        </draw:g>
        <draw:frame draw:style-name="gr4" draw:text-style-name="P2" draw:layer="layout" svg:width="1.209cm" svg:height="1.673cm" svg:x="7.191cm" svg:y="0.8cm">
          <draw:text-box>
            <text:p><text:span text:style-name="T1">1</text:span></text:p>
          </draw:text-box>
        </draw:frame>
        <draw:frame draw:style-name="gr4" draw:text-style-name="P2" draw:layer="layout" svg:width="1.133cm" svg:height="1.673cm" svg:x="4.092cm" svg:y="0.501cm">
          <draw:text-box>
            <text:p><text:span text:style-name="T1">𝛾</text:span></text:p>
          </draw:text-box>
        </draw:frame>
        <draw:frame draw:style-name="gr4" draw:text-style-name="P2" draw:layer="layout" svg:width="1.544cm" svg:height="1.673cm" svg:x="0.992cm" svg:y="0.501cm">
          <draw:text-box>
            <text:p><text:span text:style-name="T1">𝛾</text:span><text:span text:style-name="T2">2</text:span></text:p>
          </draw:text-box>
        </draw:frame>
        <draw:frame draw:style-name="gr4" draw:text-style-name="P2" draw:layer="layout" svg:width="1.544cm" svg:height="1.673cm" svg:x="1.092cm" svg:y="3.601cm">
          <draw:text-box>
            <text:p><text:span text:style-name="T1">𝛾</text:span><text:span text:style-name="T2">3</text:span></text:p>
          </draw:text-box>
        </draw:frame>
        <draw:frame draw:style-name="gr4" draw:text-style-name="P2" draw:layer="layout" svg:width="1.544cm" svg:height="1.673cm" svg:x="3.992cm" svg:y="3.602cm">
          <draw:text-box>
            <text:p><text:span text:style-name="T1">𝛾</text:span><text:span text:style-name="T2">4</text:span></text:p>
          </draw:text-box>
        </draw:frame>
        <draw:frame draw:style-name="gr4" draw:text-style-name="P2" draw:layer="layout" svg:width="1.544cm" svg:height="1.673cm" svg:x="1.092cm" svg:y="6.503cm">
          <draw:text-box>
            <text:p><text:span text:style-name="T1">𝛾</text:span><text:span text:style-name="T2">4</text:span></text:p>
          </draw:text-box>
        </draw:frame>
        <draw:frame draw:style-name="gr4" draw:text-style-name="P2" draw:layer="layout" svg:width="1.544cm" svg:height="1.673cm" svg:x="3.992cm" svg:y="6.503cm">
          <draw:text-box>
            <text:p><text:span text:style-name="T3">𝛾</text:span><text:span text:style-name="T2">5</text:span></text:p>
          </draw:text-box>
        </draw:frame>
        <draw:frame draw:style-name="gr4" draw:text-style-name="P2" draw:layer="layout" svg:width="1.544cm" svg:height="1.673cm" svg:x="6.992cm" svg:y="6.504cm">
          <draw:text-box>
            <text:p><text:span text:style-name="T1">𝛾</text:span><text:span text:style-name="T2">6</text:span></text:p>
          </draw:text-box>
        </draw:frame>
        <draw:frame draw:style-name="gr4" draw:text-style-name="P2" draw:layer="layout" svg:width="1.544cm" svg:height="1.673cm" svg:x="6.992cm" svg:y="3.605cm">
          <draw:text-box>
            <text:p><text:span text:style-name="T1">𝛾</text:span><text:span text:style-name="T2">5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.4cm" fo:page-height="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08:58:56.107415967</meta:creation-date>
    <dc:date>2021-02-24T14:11:03.106005015</dc:date>
    <meta:editing-duration>PT5H12M4S</meta:editing-duration>
    <meta:editing-cycles>8</meta:editing-cycles>
    <meta:generator>LibreOffice/6.4.6.2$Linux_X86_64 LibreOffice_project/40$Build-2</meta:generator>
    <meta:document-statistic meta:object-count="20"/>
  </office:meta>
</office:document-meta>
</file>